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Segoe UI" fo:language="fr" fo:country="FR"/>
    </style:style>
    <style:style style:name="P2" style:family="paragraph" style:parent-style-name="Text_20_body">
      <style:text-properties style:font-name="Segoe UI" fo:language="fr" fo:country="FR" officeooo:paragraph-rsid="00023d96"/>
    </style:style>
    <style:style style:name="P3" style:family="paragraph" style:parent-style-name="Text_20_body">
      <style:text-properties style:font-name="Segoe UI" fo:language="fr" fo:country="FR" officeooo:rsid="000297a4" officeooo:paragraph-rsid="000297a4"/>
    </style:style>
    <style:style style:name="P4" style:family="paragraph" style:parent-style-name="Text_20_body">
      <style:text-properties style:font-name="Segoe UI" fo:language="fr" fo:country="FR" officeooo:rsid="000297a4" officeooo:paragraph-rsid="0012d4e7"/>
    </style:style>
    <style:style style:name="P5" style:family="paragraph" style:parent-style-name="Text_20_body">
      <style:text-properties style:font-name="Segoe UI" fo:language="fr" fo:country="FR" officeooo:rsid="000297a4" officeooo:paragraph-rsid="0015e11b"/>
    </style:style>
    <style:style style:name="P6" style:family="paragraph" style:parent-style-name="Text_20_body">
      <style:text-properties style:font-name="Segoe UI" fo:language="fr" fo:country="FR" officeooo:paragraph-rsid="0012d4e7"/>
    </style:style>
    <style:style style:name="P7" style:family="paragraph" style:parent-style-name="Text_20_body">
      <style:text-properties style:font-name="Segoe UI" fo:language="fr" fo:country="FR" officeooo:paragraph-rsid="0015e11b"/>
    </style:style>
    <style:style style:name="P8" style:family="paragraph" style:parent-style-name="Heading_20_1">
      <style:paragraph-properties fo:text-align="center" style:justify-single-word="false"/>
      <style:text-properties style:font-name="Segoe UI" fo:language="fr" fo:country="FR" style:text-underline-style="solid" style:text-underline-width="auto" style:text-underline-color="font-color" officeooo:rsid="0005918f" officeooo:paragraph-rsid="0005918f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Segoe UI" fo:language="fr" fo:country="FR" style:text-underline-style="solid" style:text-underline-width="auto" style:text-underline-color="font-color" officeooo:rsid="0005918f" officeooo:paragraph-rsid="0012d4e7"/>
    </style:style>
    <style:style style:name="P10" style:family="paragraph" style:parent-style-name="Heading_20_1">
      <style:paragraph-properties fo:text-align="center" style:justify-single-word="false" fo:break-before="page"/>
      <style:text-properties style:font-name="Segoe UI" fo:language="fr" fo:country="FR" style:text-underline-style="solid" style:text-underline-width="auto" style:text-underline-color="font-color" officeooo:rsid="0005918f" officeooo:paragraph-rsid="0015e11b"/>
    </style:style>
    <style:style style:name="P11" style:family="paragraph" style:parent-style-name="Heading_20_3">
      <style:text-properties style:font-name="Segoe UI" fo:language="fr" fo:country="FR"/>
    </style:style>
    <style:style style:name="P12" style:family="paragraph" style:parent-style-name="Heading_20_3">
      <style:text-properties style:font-name="Segoe UI" fo:language="fr" fo:country="FR" officeooo:rsid="00023d96" officeooo:paragraph-rsid="00023d96"/>
    </style:style>
    <style:style style:name="P13" style:family="paragraph" style:parent-style-name="Heading_20_3">
      <style:text-properties style:font-name="Segoe UI" fo:language="fr" fo:country="FR" officeooo:rsid="00023d96" officeooo:paragraph-rsid="0012d4e7"/>
    </style:style>
    <style:style style:name="P14" style:family="paragraph" style:parent-style-name="Heading_20_3">
      <style:text-properties style:font-name="Segoe UI" fo:language="fr" fo:country="FR" officeooo:rsid="00023d96" officeooo:paragraph-rsid="0015e11b"/>
    </style:style>
    <style:style style:name="P15" style:family="paragraph" style:parent-style-name="Heading_20_3">
      <style:text-properties style:font-name="Segoe UI" fo:language="fr" fo:country="FR" officeooo:paragraph-rsid="0012d4e7"/>
    </style:style>
    <style:style style:name="P16" style:family="paragraph" style:parent-style-name="Heading_20_3">
      <style:text-properties style:font-name="Segoe UI" fo:language="fr" fo:country="FR" officeooo:paragraph-rsid="0015e11b"/>
    </style:style>
    <style:style style:name="T1" style:family="text">
      <style:text-properties officeooo:rsid="000297a4"/>
    </style:style>
    <style:style style:name="T2" style:family="text">
      <style:text-properties officeooo:rsid="0005918f"/>
    </style:style>
    <style:style style:name="T3" style:family="text">
      <style:text-properties officeooo:rsid="00078235"/>
    </style:style>
    <style:style style:name="T4" style:family="text">
      <style:text-properties officeooo:rsid="0008d781"/>
    </style:style>
    <style:style style:name="T5" style:family="text">
      <style:text-properties officeooo:rsid="000a848d"/>
    </style:style>
    <style:style style:name="T6" style:family="text">
      <style:text-properties officeooo:rsid="000fc180"/>
    </style:style>
    <style:style style:name="T7" style:family="text">
      <style:text-properties officeooo:rsid="00110896"/>
    </style:style>
    <style:style style:name="T8" style:family="text">
      <style:text-properties officeooo:rsid="0012d4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Authentification <text:span text:style-name="T7">réussite</text:span></text:h>
      <text:h text:style-name="P12" text:outline-level="3">Auteur :</text:h>
      <text:p text:style-name="P2"><text:tab/><text:span text:style-name="T2">Alexandre GASPARD CILIA</text:span></text:p>
      <text:h text:style-name="P11" text:outline-level="3">Version :</text:h>
      <text:p text:style-name="P1"><text:tab/><text:span text:style-name="T1">0.1</text:span></text:p>
      <text:h text:style-name="P12" text:outline-level="3">Identifiant :</text:h>
      <text:p text:style-name="P2"><text:tab/><text:span text:style-name="T1">TN01</text:span></text:p>
      <text:h text:style-name="P12" text:outline-level="3">Contexte :</text:h>
      <text:p text:style-name="P2"><text:tab/><text:span text:style-name="T2">Un enseignant veut s’authentifier.</text:span></text:p>
      <text:h text:style-name="P11" text:outline-level="3">Entrée :</text:h>
      <text:p text:style-name="P1"><text:tab/><text:span text:style-name="T2">Identifiant de l'enseignant « prof1 », mot de passe du professeur « pa$$word ».</text:span></text:p>
      <text:h text:style-name="P11" text:outline-level="3">Scénario :</text:h>
      <text:p text:style-name="P1"><text:tab/><text:span text:style-name="T2">1-Un enseignant décide de ce connecter.</text:span></text:p>
      <text:p text:style-name="P1"><text:tab/><text:span text:style-name="T2">2-Il entre son identifiant « prof1 » et son mot de passe « pa$$word ».</text:span></text:p>
      <text:p text:style-name="P1"><text:tab/><text:span text:style-name="T6">3-Il valide.</text:span></text:p>
      <text:h text:style-name="P11" text:outline-level="3">Résultat attendu :</text:h>
      <text:p text:style-name="P1"><text:tab/><text:span text:style-name="T3">Message pour notifier la connexion.</text:span></text:p>
      <text:p text:style-name="P1"><text:tab/><text:span text:style-name="T3">Basculement de l’affichage en mode « connecté ».</text:span></text:p>
      <text:p text:style-name="P1"><text:tab/><text:span text:style-name="T6">L’utilisateur est considéré comme « connecté ».</text:span></text:p>
      <text:h text:style-name="P11" text:outline-level="3">Moyens de vérification :</text:h>
      <text:p text:style-name="P3"><text:tab/><text:span text:style-name="T4">Visuel pour confirmation.</text:span></text:p>
      <text:p text:style-name="P3"><text:tab/><text:span text:style-name="T5">Vérifier que la session de l’utilisateur « prof1 » à bien été créée du coté serveur pour l’adresse avec laquelle le professeur s’est connecté.</text:span></text:p>
      <text:h text:style-name="P9" text:outline-level="1">Authentification : <text:span text:style-name="T8">mauvais login</text:span></text:h>
      <text:h text:style-name="P13" text:outline-level="3">Auteur :</text:h>
      <text:p text:style-name="P6"><text:tab/><text:span text:style-name="T2">Alexandre GASPARD CILIA</text:span></text:p>
      <text:h text:style-name="P15" text:outline-level="3">Version :</text:h>
      <text:p text:style-name="P6"><text:tab/><text:span text:style-name="T1">0.1</text:span></text:p>
      <text:h text:style-name="P13" text:outline-level="3">Identifiant :</text:h>
      <text:p text:style-name="P6"><text:tab/><text:span text:style-name="T1">TA01</text:span></text:p>
      <text:h text:style-name="P13" text:outline-level="3">Contexte :</text:h>
      <text:p text:style-name="P6"><text:tab/><text:span text:style-name="T2">Un professeur veut s’authentifier et entre le mauvais identifiant.</text:span></text:p>
      <text:h text:style-name="P15" text:outline-level="3">Entrée :</text:h>
      <text:p text:style-name="P6"><text:tab/><text:span text:style-name="T2">Identifiant du professeur « prof2 », mot de passe du professeur « pa$$word ».</text:span></text:p>
      <text:h text:style-name="P15" text:outline-level="3">Scénario :</text:h>
      <text:p text:style-name="P6"><text:tab/><text:span text:style-name="T2">1-Un professeur decide de ce connecter.</text:span></text:p>
      <text:p text:style-name="P6"><text:tab/><text:span text:style-name="T2">2-Il entre son identifiant « prof1 » et son mot de passe « pa$$word ».</text:span></text:p>
      <text:p text:style-name="P6"><text:tab/><text:span text:style-name="T6">3-Il valide.</text:span></text:p>
      <text:h text:style-name="P15" text:outline-level="3">Résultat attendu :</text:h>
      <text:p text:style-name="P6"><text:tab/><text:span text:style-name="T3">Message pour notifier que l’identifiant est mauvais.</text:span></text:p>
      <text:p text:style-name="P6"><text:tab/><text:span text:style-name="T8">Retour au formulaire d’enthentification.</text:span></text:p>
      <text:h text:style-name="P15" text:outline-level="3">Moyens de vérification :</text:h>
      <text:p text:style-name="P4"><text:tab/><text:span text:style-name="T4">Visuel pour confirmation.</text:span></text:p>
      <text:p text:style-name="P4"><text:tab/><text:span text:style-name="T5">Verifier que la session de l’utilisateur « prof1 » n’à <text:s/>pas été créée du coté serveur.</text:span></text:p>
      <text:p text:style-name="P4"><text:tab/></text:p>
      <text:h text:style-name="P10" text:outline-level="1">Authentification : <text:span text:style-name="T8">mauvais mot de passe</text:span></text:h>
      <text:h text:style-name="P14" text:outline-level="3">Auteur :</text:h>
      <text:p text:style-name="P7"><text:tab/><text:span text:style-name="T2">Alexandre GASPARD CILIA</text:span></text:p>
      <text:h text:style-name="P16" text:outline-level="3">Version :</text:h>
      <text:p text:style-name="P7"><text:tab/><text:span text:style-name="T1">0.1</text:span></text:p>
      <text:h text:style-name="P14" text:outline-level="3">Identifiant :</text:h>
      <text:p text:style-name="P7"><text:tab/><text:span text:style-name="T1">TA02</text:span></text:p>
      <text:h text:style-name="P14" text:outline-level="3">Contexte :</text:h>
      <text:p text:style-name="P7"><text:tab/><text:span text:style-name="T2">Un professeur veut s’authentifier et entre le bon identifiant mais le mauvais mot de passe.</text:span></text:p>
      <text:h text:style-name="P16" text:outline-level="3">Entrée :</text:h>
      <text:p text:style-name="P7"><text:tab/><text:span text:style-name="T2">Identifiant du professeur « prof1 », mot de passe du professeur « password ».</text:span></text:p>
      <text:h text:style-name="P16" text:outline-level="3">Scénario :</text:h>
      <text:p text:style-name="P7"><text:tab/><text:span text:style-name="T2">1-Un professeur decide de ce connecter.</text:span></text:p>
      <text:p text:style-name="P7"><text:tab/><text:span text:style-name="T2">2-Il entre son identifiant « prof1 » et son mot de passe « password ».</text:span></text:p>
      <text:p text:style-name="P7"><text:tab/><text:span text:style-name="T6">3-Il valide.</text:span></text:p>
      <text:h text:style-name="P16" text:outline-level="3">Résultat attendu :</text:h>
      <text:p text:style-name="P7"><text:tab/><text:span text:style-name="T3">Message pour notifier que le mot de passe est mauvais.</text:span></text:p>
      <text:p text:style-name="P7"><text:tab/><text:span text:style-name="T8">Retour au formulaire d’enthentification.</text:span></text:p>
      <text:h text:style-name="P16" text:outline-level="3">Moyens de vérification :</text:h>
      <text:p text:style-name="P5"><text:tab/><text:span text:style-name="T4">Visuel pour confirmation.</text:span></text:p>
      <text:p text:style-name="P5"><text:tab/><text:span text:style-name="T5">Verifier que la session de l’utilisateur « prof1 » n’à <text:s/>pas été créée du coté serveur.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2:24:30.205918023</meta:creation-date>
    <meta:generator>LibreOffice/4.3.3.2$Linux_X86_64 LibreOffice_project/430m0$Build-2</meta:generator>
    <dc:date>2016-10-17T17:22:23.065096788</dc:date>
    <meta:editing-duration>PT1H24M32S</meta:editing-duration>
    <meta:editing-cycles>14</meta:editing-cycles>
    <dc:creator>GASPARD ALEXANDRE</dc:creator>
    <meta:document-statistic meta:table-count="0" meta:image-count="0" meta:object-count="0" meta:page-count="3" meta:paragraph-count="66" meta:word-count="333" meta:character-count="2017" meta:non-whitespace-character-count="1707"/>
  </office:meta>
</office:document-meta>
</file>